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9cm" draw:marker-end-width="0.279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_20__28_var_29_" svg:stroke-width="0.051cm" draw:marker-start-width="0.279cm" draw:marker-end-width="0.279cm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Fine_20_Dashed_20__28_var_29_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Fine_20_Dashed_20__28_var_29_" svg:stroke-width="0.051cm" svg:stroke-color="#80808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655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2.29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6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2cm" svg:height="1.27cm" svg:x="6.08cm" svg:y="9.89cm">
          <text:p text:style-name="P1">Brown, Charli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62cm" svg:height="1.27cm" svg:x="6.08cm" svg:y="11.795cm">
          <text:p text:style-name="P1">Bunny, Bug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7.62cm" svg:height="1.27cm" svg:x="6.08cm" svg:y="3.54cm">
          <text:p text:style-name="P3"><text:span text:style-name="T1">E_BOOK_CURSOR_ORIGIN_BE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7.62cm" svg:height="1.27cm" svg:x="6.08cm" svg:y="21.828cm">
          <text:p text:style-name="P3"><text:span text:style-name="T1">E_BOOK_CURSOR_ORIGIN_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7cm" svg:height="1.27cm" svg:x="3.54cm" svg:y="6.715cm">
          <text:p text:style-name="P4"><text:span text:style-name="T2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1.27cm" svg:height="1.27cm" svg:x="3.54cm" svg:y="8.62cm">
          <text:p text:style-name="P4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27cm" svg:height="1.27cm" svg:x="3.54cm" svg:y="13.065cm">
          <text:p text:style-name="P2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3.54cm" svg:y="14.97cm">
          <text:p text:style-name="P4"><text:span text:style-name="T2">2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5.445cm" svg:y1="5.458cm" svg:x2="14.335cm" svg:y2="5.458cm">
          <text:p/>
        </draw:line>
        <draw:line draw:style-name="gr4" draw:text-style-name="P2" draw:layer="layout" svg:x1="5.445cm" svg:y1="21.32cm" svg:x2="14.335cm" svg:y2="21.32cm">
          <text:p/>
        </draw:line>
        <draw:line draw:style-name="gr4" draw:text-style-name="P2" draw:layer="layout" svg:x1="14.335cm" svg:y1="3.159cm" svg:x2="14.335cm" svg:y2="23.479cm">
          <text:p/>
        </draw:line>
        <draw:custom-shape draw:style-name="gr3" draw:text-style-name="P4" draw:layer="layout" svg:width="1.27cm" svg:height="1.27cm" svg:x="3.54cm" svg:y="4.81cm">
          <text:p text:style-name="P4"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5.445cm" svg:y1="3.159cm" svg:x2="5.445cm" svg:y2="23.352cm">
          <text:p/>
        </draw:line>
        <draw:custom-shape draw:style-name="gr3" draw:text-style-name="P4" draw:layer="layout" svg:width="1.27cm" svg:height="1.27cm" svg:x="3.54cm" svg:y="16.875cm">
          <text:p text:style-name="P4"><text:span text:style-name="T2">2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5.445cm" svg:y1="7.35cm" svg:x2="14.335cm" svg:y2="7.35cm">
          <text:p/>
        </draw:line>
        <draw:line draw:style-name="gr4" draw:text-style-name="P2" draw:layer="layout" svg:x1="5.445cm" svg:y1="9.255cm" svg:x2="14.335cm" svg:y2="9.255cm">
          <text:p/>
        </draw:line>
        <draw:line draw:style-name="gr4" draw:text-style-name="P2" draw:layer="layout" svg:x1="5.445cm" svg:y1="13.7cm" svg:x2="14.335cm" svg:y2="13.7cm">
          <text:p/>
        </draw:line>
        <draw:line draw:style-name="gr4" draw:text-style-name="P2" draw:layer="layout" svg:x1="5.445cm" svg:y1="15.605cm" svg:x2="14.335cm" svg:y2="15.605cm">
          <text:p/>
        </draw:line>
        <draw:line draw:style-name="gr4" draw:text-style-name="P2" draw:layer="layout" svg:x1="5.445cm" svg:y1="17.51cm" svg:x2="14.335cm" svg:y2="17.51cm">
          <text:p/>
        </draw:line>
        <draw:line draw:style-name="gr4" draw:text-style-name="P2" draw:layer="layout" svg:x1="5.445cm" svg:y1="19.415cm" svg:x2="14.335cm" svg:y2="19.415cm">
          <text:p/>
        </draw:line>
        <draw:frame draw:style-name="gr5" draw:text-style-name="P5" draw:layer="layout" svg:width="8.89cm" svg:height="1.905cm" svg:x="5.445cm" svg:y="5.445cm">
          <draw:text-box>
            <text:p text:style-name="P5"><text:span text:style-name="T3">Underflow - words which sort below the active alphabet</text:span></text:p>
          </draw:text-box>
        </draw:frame>
        <draw:frame draw:style-name="gr5" draw:text-style-name="P5" draw:layer="layout" svg:width="8.89cm" svg:height="1.905cm" svg:x="5.445cm" svg:y="7.35cm">
          <draw:text-box>
            <text:p text:style-name="P5"><text:span text:style-name="T3">Words which sort above the first letter in the active alphabet - A</text:span></text:p>
          </draw:text-box>
        </draw:frame>
        <draw:frame draw:style-name="gr5" draw:text-style-name="P5" draw:layer="layout" svg:width="8.89cm" svg:height="1.905cm" svg:x="5.445cm" svg:y="13.7cm">
          <draw:text-box>
            <text:p text:style-name="P5"><text:span text:style-name="T3">The remaining characters in the active alphabet</text:span></text:p>
          </draw:text-box>
        </draw:frame>
        <draw:frame draw:style-name="gr6" draw:text-style-name="P5" draw:layer="layout" svg:width="8.89cm" svg:height="2.54cm" svg:x="5.445cm" svg:y="15.288cm">
          <draw:text-box>
            <text:p text:style-name="P5"><text:span text:style-name="T3">Words which sort above the last letter in the active alphabet - Z</text:span></text:p>
          </draw:text-box>
        </draw:frame>
        <draw:frame draw:style-name="gr5" draw:text-style-name="P5" draw:layer="layout" svg:width="8.89cm" svg:height="1.905cm" svg:x="5.445cm" svg:y="17.51cm">
          <draw:text-box>
            <text:p text:style-name="P5"><text:span text:style-name="T3">Inflow – words sorting inbetween multiple active alphabets</text:span></text:p>
          </draw:text-box>
        </draw:frame>
        <draw:custom-shape draw:style-name="gr3" draw:text-style-name="P4" draw:layer="layout" svg:width="1.27cm" svg:height="1.27cm" svg:x="3.54cm" svg:y="18.78cm">
          <text:p text:style-name="P4"><text:span text:style-name="T2">2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8.89cm" svg:height="1.905cm" svg:x="5.445cm" svg:y="19.415cm">
          <draw:text-box>
            <text:p text:style-name="P5"><text:span text:style-name="T3">Overflow – words sorting above the active alphabet</text:span></text:p>
          </draw:text-box>
        </draw:frame>
        <draw:custom-shape draw:style-name="gr7" draw:text-style-name="P4" draw:layer="layout" svg:width="3.429cm" svg:height="1.27cm" svg:x="14.994cm" svg:y="4.81cm">
          <text:p text:style-name="P4"><text:span text:style-name="T2">Underflow</text:span></text:p>
          <draw:enhanced-geometry svg:viewBox="0 0 21600 21600" draw:glue-points="10800 0 0 10800 10800 21600 21600 10800" draw:text-areas="?f3 ?f3 ?f4 ?f4" draw:mirror-horizontal="false" draw:mirror-vertical="false" draw:type="hexagon" draw:modifiers="3044.1848654139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6" draw:layer="layout" svg:width="2.286cm" svg:height="1.27cm" svg:x="14.97cm" svg:y="6.715cm">
          <text:p text:style-name="P6"><text:span text:style-name="T4">A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6" draw:layer="layout" svg:width="2.286cm" svg:height="1.27cm" svg:x="14.97cm" svg:y="8.62cm">
          <text:p text:style-name="P6"><text:span text:style-name="T4">B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6" draw:layer="layout" svg:width="2.286cm" svg:height="1.27cm" svg:x="15.005cm" svg:y="13.065cm">
          <text:p text:style-name="P6"><text:span text:style-name="T4">...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6" draw:layer="layout" svg:width="2.286cm" svg:height="1.27cm" svg:x="14.97cm" svg:y="14.97cm">
          <text:p text:style-name="P6"><text:span text:style-name="T4">Z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4" draw:layer="layout" svg:width="3.429cm" svg:height="1.27cm" svg:x="14.994cm" svg:y="16.875cm">
          <text:p text:style-name="P4"><text:span text:style-name="T2">Inflow</text:span></text:p>
          <draw:enhanced-geometry svg:viewBox="0 0 21600 21600" draw:glue-points="10800 0 0 10800 10800 21600 21600 10800" draw:text-areas="?f3 ?f3 ?f4 ?f4" draw:mirror-horizontal="false" draw:mirror-vertical="false" draw:type="hexagon" draw:modifiers="3044.1848654139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4" draw:layer="layout" svg:width="3.429cm" svg:height="1.27cm" svg:x="14.994cm" svg:y="18.78cm">
          <text:p text:style-name="P4"><text:span text:style-name="T2">Overflow</text:span></text:p>
          <draw:enhanced-geometry svg:viewBox="0 0 21600 21600" draw:glue-points="10800 0 0 10800 10800 21600 21600 10800" draw:text-areas="?f3 ?f3 ?f4 ?f4" draw:mirror-horizontal="false" draw:mirror-vertical="false" draw:type="hexagon" draw:modifiers="3044.1848654139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6" draw:text-style-name="P4" draw:layer="layout" svg:width="4.445cm" svg:height="2.54cm" svg:x="1cm" svg:y="2.27cm">
          <draw:text-box>
            <text:p text:style-name="P4"><text:span text:style-name="T2">Indexes in the active alphabet array</text:span></text:p>
          </draw:text-box>
        </draw:frame>
        <draw:frame draw:style-name="gr6" draw:text-style-name="P4" draw:layer="layout" svg:width="4.445cm" svg:height="2.54cm" svg:x="14.335cm" svg:y="2.27cm">
          <draw:text-box>
            <text:p text:style-name="P4"><text:span text:style-name="T2">Glyph or symbolic position for a given inde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ristan </meta:initial-creator>
    <meta:creation-date>2013-10-19T22:04:24</meta:creation-date>
    <dc:date>2013-10-21T04:58:53</dc:date>
    <dc:creator>Tristan </dc:creator>
    <meta:editing-duration>P1DT6H46M22S</meta:editing-duration>
    <meta:editing-cycles>13</meta:editing-cycles>
    <meta:generator>LibreOffice/3.5$Linux_X86_64 LibreOffice_project/350m1$Build-2</meta:generator>
    <meta:document-statistic meta:object-count="36"/>
  </office:meta>
</office:document-meta>
</file>